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0.915cm"/>
    </style:style>
    <style:style style:name="co3" style:family="table-column">
      <style:table-column-properties fo:break-before="auto" style:column-width="2.775cm"/>
    </style:style>
    <style:style style:name="co4" style:family="table-column">
      <style:table-column-properties fo:break-before="auto" style:column-width="1.974cm"/>
    </style:style>
    <style:style style:name="co5" style:family="table-column">
      <style:table-column-properties fo:break-before="auto" style:column-width="6.521cm"/>
    </style:style>
    <style:style style:name="co6" style:family="table-column">
      <style:table-column-properties fo:break-before="auto" style:column-width="2.891cm"/>
    </style:style>
    <style:style style:name="co7" style:family="table-column">
      <style:table-column-properties fo:break-before="auto" style:column-width="3.385cm"/>
    </style:style>
    <style:style style:name="co8" style:family="table-column">
      <style:table-column-properties fo:break-before="auto" style:column-width="1.919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5.106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1.737cm" fo:break-before="auto" style:use-optimal-row-height="true"/>
    </style:style>
    <style:style style:name="ro7" style:family="table-row">
      <style:table-row-properties style:row-height="2.579cm" fo:break-before="auto" style:use-optimal-row-height="true"/>
    </style:style>
    <style:style style:name="ro8" style:family="table-row">
      <style:table-row-properties style:row-height="6.369cm" fo:break-before="auto" style:use-optimal-row-height="true"/>
    </style:style>
    <style:style style:name="ro9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dimensions</text:p>
          </table:table-cell>
          <table:table-cell table:style-name="ce1" office:value-type="string">
            <text:p>year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video_key</text:p>
          </table:table-cell>
          <table:table-cell table:style-name="ce1" office:value-type="string">
            <text:p>display_option</text:p>
          </table:table-cell>
          <table:table-cell table:style-name="ce1" office:value-type="string">
            <text:p>collection</text:p>
          </table:table-cell>
          <table:table-cell table:number-columns-repeated="1016"/>
        </table:table-row>
        <table:table-row table:style-name="ro1">
          <table:table-cell office:value-type="string">
            <text:p>Sans titre 009</text:p>
          </table:table-cell>
          <table:table-cell/>
          <table:table-cell table:style-name="ce3"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b4Tn33gH7ghDaE2AWskf1XuE.jpg</text:p>
          </table:table-cell>
          <table:table-cell office:value-type="float" office:value="472571790">
            <text:p>472571790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010</text:p>
          </table:table-cell>
          <table:table-cell/>
          <table:table-cell table:style-name="ce3"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22dQjZe4793Wqb8FxgyQ34pb.jpg</text:p>
          </table:table-cell>
          <table:table-cell office:value-type="float" office:value="472571549">
            <text:p>472571549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style-name="ce3"/>
          <table:table-cell table:number-columns-repeated="1015"/>
        </table:table-row>
        <table:table-row table:style-name="ro1">
          <table:table-cell office:value-type="string">
            <text:p>Sans titre 011</text:p>
          </table:table-cell>
          <table:table-cell/>
          <table:table-cell table:style-name="ce3"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JS1xvByKKewrzRAhzW3ScKZu.jpg</text:p>
          </table:table-cell>
          <table:table-cell office:value-type="float" office:value="472571626">
            <text:p>472571626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013</text:p>
          </table:table-cell>
          <table:table-cell/>
          <table:table-cell table:style-name="ce3"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MbnnBQKQQJcmeHHzb7yQjz57.jpg</text:p>
          </table:table-cell>
          <table:table-cell office:value-type="float" office:value="472571729">
            <text:p>472571729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1</text:p>
          </table:table-cell>
          <table:table-cell/>
          <table:table-cell table:style-name="ce3"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TqCb8aG1UBWgtQ7NDmfNDvRG.jpg</text:p>
          </table:table-cell>
          <table:table-cell office:value-type="float" office:value="472540931">
            <text:p>472540931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12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y7Pwo85WmErwfsDCQNygQ337.png</text:p>
          </table:table-cell>
          <table:table-cell office:value-type="float" office:value="445057667">
            <text:p>44505766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14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9saqoT5Pwso1hDiuD9soxMme.png</text:p>
          </table:table-cell>
          <table:table-cell office:value-type="float" office:value="445057097">
            <text:p>44505709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15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h4ojpBuBZTRGBmWrRtKTmmti.png</text:p>
          </table:table-cell>
          <table:table-cell office:value-type="float" office:value="445056437">
            <text:p>44505643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16</text:p>
          </table:table-cell>
          <table:table-cell table:number-columns-repeated="2"/>
          <table:table-cell office:value-type="float" office:value="2019">
            <text:p>2019</text:p>
          </table:table-cell>
          <table:table-cell office:value-type="string">
            <text:p>sw7FodjwEZtwwqmWjbb4pFyr.png</text:p>
          </table:table-cell>
          <table:table-cell office:value-type="float" office:value="445055896">
            <text:p>445055896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2</text:p>
          </table:table-cell>
          <table:table-cell/>
          <table:table-cell table:style-name="ce3" office:value-type="string">
            <text:p>30 x 30 x 9 cm </text:p>
          </table:table-cell>
          <table:table-cell office:value-type="float" office:value="2019">
            <text:p>2019</text:p>
          </table:table-cell>
          <table:table-cell office:value-type="string">
            <text:p>rTfz1415FJKxrSJmGQ7quhDT.png</text:p>
          </table:table-cell>
          <table:table-cell office:value-type="float" office:value="444900917">
            <text:p>44490091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3</text:p>
          </table:table-cell>
          <table:table-cell/>
          <table:table-cell table:style-name="ce3" office:value-type="string">
            <text:p>30 x 30 x 9 cm </text:p>
          </table:table-cell>
          <table:table-cell office:value-type="float" office:value="2019">
            <text:p>2019</text:p>
          </table:table-cell>
          <table:table-cell office:value-type="string">
            <text:p>bxwLFGGVa3CbCjTguhp8h3yd.png</text:p>
          </table:table-cell>
          <table:table-cell office:value-type="float" office:value="444904196">
            <text:p>444904196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4</text:p>
          </table:table-cell>
          <table:table-cell/>
          <table:table-cell table:style-name="ce3" office:value-type="string">
            <text:p>30 x 30 x 6 cm </text:p>
          </table:table-cell>
          <table:table-cell office:value-type="float" office:value="2019">
            <text:p>2019</text:p>
          </table:table-cell>
          <table:table-cell office:value-type="string">
            <text:p>3LwqrP4D3uKQ1w8JegQCn4GW.png</text:p>
          </table:table-cell>
          <table:table-cell office:value-type="float" office:value="444917155">
            <text:p>444917155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5</text:p>
          </table:table-cell>
          <table:table-cell/>
          <table:table-cell table:style-name="ce3" office:value-type="string">
            <text:p>30 x 30 x 6 cm </text:p>
          </table:table-cell>
          <table:table-cell office:value-type="float" office:value="2019">
            <text:p>2019</text:p>
          </table:table-cell>
          <table:table-cell office:value-type="string">
            <text:p>FsmgYHGxKJVGFKhVuEsd8sBp.png</text:p>
          </table:table-cell>
          <table:table-cell office:value-type="float" office:value="444904196">
            <text:p>444904196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6</text:p>
          </table:table-cell>
          <table:table-cell/>
          <table:table-cell table:style-name="ce3"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ziwEcu25c94AXNJUTxzdP6Vp.jpg</text:p>
          </table:table-cell>
          <table:table-cell office:value-type="float" office:value="472549969">
            <text:p>472549969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7</text:p>
          </table:table-cell>
          <table:table-cell/>
          <table:table-cell table:style-name="ce3"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teG2aawoG7m9anzzamrXiuv3.jpg</text:p>
          </table:table-cell>
          <table:table-cell office:value-type="float" office:value="472555443">
            <text:p>472555443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Sans titre 8</text:p>
          </table:table-cell>
          <table:table-cell/>
          <table:table-cell table:style-name="ce3" office:value-type="string">
            <text:p>30 x 30 x 7 cm </text:p>
          </table:table-cell>
          <table:table-cell office:value-type="float" office:value="2019">
            <text:p>2019</text:p>
          </table:table-cell>
          <table:table-cell office:value-type="string">
            <text:p>BeDh5cegY4kNPEhJoMW1izbj.jpg</text:p>
          </table:table-cell>
          <table:table-cell office:value-type="float" office:value="472558252">
            <text:p>472558252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2 lignes blanches dans losange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oJ4GVuEi9UHhqn15Cz8HBoPe.png</text:p>
          </table:table-cell>
          <table:table-cell office:value-type="float" office:value="445063221">
            <text:p>445063221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Geometries multiples 2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MqLcwUGiPfNh6MutMiPLe8ht.pn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office:value-type="string">
            <text:p>Pulse</text:p>
          </table:table-cell>
          <table:table-cell/>
          <table:table-cell table:style-name="ce3" office:value-type="string">
            <text:p>155 x 155 x 14 cm </text:p>
          </table:table-cell>
          <table:table-cell office:value-type="float" office:value="2018">
            <text:p>2018</text:p>
          </table:table-cell>
          <table:table-cell office:value-type="string">
            <text:p>mgaBLxwprrjXvUxFsqUbtNuf.png</text:p>
          </table:table-cell>
          <table:table-cell office:value-type="float" office:value="444898092">
            <text:p>444898092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3">
          <table:table-cell table:style-name="ce3" office:value-type="string">
            <text:p>2 Lignes blanches </text:p>
          </table:table-cell>
          <table:table-cell table:style-name="ce3" office:value-type="string">
            <text:p>Sculpture cinetique en hommage a la Suisse 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UdSgHcFJaphG1JP3L4q6ykuV.pn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Desordre</text:p>
          </table:table-cell>
          <table:table-cell/>
          <table:table-cell table:style-name="ce3" office:value-type="string">
            <text:p>88 x 88 x 12 cm </text:p>
          </table:table-cell>
          <table:table-cell office:value-type="float" office:value="2017">
            <text:p>2017</text:p>
          </table:table-cell>
          <table:table-cell office:value-type="string">
            <text:p>9Stj7jU7VMmRpG6655R3yoAU.png</text:p>
          </table:table-cell>
          <table:table-cell office:value-type="float" office:value="444942611">
            <text:p>444942611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Geometries multiples 1 </text:p>
          </table:table-cell>
          <table:table-cell/>
          <table:table-cell table:style-name="ce3" office:value-type="string">
            <text:p>88 x 88 x 12 cm </text:p>
          </table:table-cell>
          <table:table-cell office:value-type="float" office:value="2017">
            <text:p>2017</text:p>
          </table:table-cell>
          <table:table-cell office:value-type="string">
            <text:p>SBGUz5CKMwPNsDq9nG8a5Hwq.png</text:p>
          </table:table-cell>
          <table:table-cell office:value-type="float" office:value="444895282">
            <text:p>444895282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Ordre noir </text:p>
          </table:table-cell>
          <table:table-cell/>
          <table:table-cell table:style-name="ce3" office:value-type="string">
            <text:p>88 x 88 x 12 cm </text:p>
          </table:table-cell>
          <table:table-cell office:value-type="float" office:value="2017">
            <text:p>2017</text:p>
          </table:table-cell>
          <table:table-cell office:value-type="string">
            <text:p>RyZKJku4q6fAgQsW5qooS77Q.png</text:p>
          </table:table-cell>
          <table:table-cell office:value-type="float" office:value="444939691">
            <text:p>444939691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2 carrés blancs ++ sur fond noir </text:p>
          </table:table-cell>
          <table:table-cell/>
          <table:table-cell table:style-name="ce3" office:value-type="string">
            <text:p>82 x 82 x 12 cm </text:p>
          </table:table-cell>
          <table:table-cell office:value-type="float" office:value="2015">
            <text:p>2015</text:p>
          </table:table-cell>
          <table:table-cell office:value-type="string">
            <text:p>d4NMKuGWzEkaeEjttLr56Djz.png</text:p>
          </table:table-cell>
          <table:table-cell office:value-type="float" office:value="445075210">
            <text:p>445075210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2 carrés sur fonds blanc </text:p>
          </table:table-cell>
          <table:table-cell/>
          <table:table-cell table:style-name="ce3" office:value-type="string">
            <text:p>69 x 69 x 12 cm </text:p>
          </table:table-cell>
          <table:table-cell office:value-type="float" office:value="2014">
            <text:p>2014</text:p>
          </table:table-cell>
          <table:table-cell office:value-type="string">
            <text:p>8SkTESvJAaFTTigK6NCNjmFK.png</text:p>
          </table:table-cell>
          <table:table-cell office:value-type="float" office:value="445071278">
            <text:p>445071278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4 lignes obliques 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string">
            <text:p>Mrmc2mLmqyH1pJML4JnUpxKv.png</text:p>
          </table:table-cell>
          <table:table-cell office:value-type="float" office:value="445058399">
            <text:p>445058399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rachnide 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string">
            <text:p>7vxDzTST4qKCumeSZRoQi5N9.png</text:p>
          </table:table-cell>
          <table:table-cell office:value-type="float" office:value="445502200">
            <text:p>445502200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Arachnide 2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string">
            <text:p>zTHZRmAW2JmHREYru47tcv71.jp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Ordre 1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string">
            <text:p>mbYz8tnFVDKQVhfz2Fogtn4S.pn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Ordre 2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string">
            <text:p>Ha9eT7LVKhTcKfvdXLydx6sH.png</text:p>
          </table:table-cell>
          <table:table-cell office:value-type="float" office:value="445516668">
            <text:p>445516668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Ordre 3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string">
            <text:p>txZCy6S3HS8q7mqrLbJ752hB.png</text:p>
          </table:table-cell>
          <table:table-cell office:value-type="float" office:value="445505336">
            <text:p>445505336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Passage</text:p>
          </table:table-cell>
          <table:table-cell table:number-columns-repeated="2"/>
          <table:table-cell office:value-type="float" office:value="2014">
            <text:p>2014</text:p>
          </table:table-cell>
          <table:table-cell office:value-type="string">
            <text:p>Uk5TL6HCvLVKj2SuaUEJpZrq.png</text:p>
          </table:table-cell>
          <table:table-cell office:value-type="float" office:value="445504832">
            <text:p>445504832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3 triangles plus 1</text:p>
          </table:table-cell>
          <table:table-cell table:number-columns-repeated="2"/>
          <table:table-cell office:value-type="float" office:value="2013">
            <text:p>2013</text:p>
          </table:table-cell>
          <table:table-cell office:value-type="string">
            <text:p>EB3LQdBVizpCdQ9EttPG1A78.png</text:p>
          </table:table-cell>
          <table:table-cell office:value-type="float" office:value="445500847">
            <text:p>44550084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arrés - Rectangles 2 </text:p>
          </table:table-cell>
          <table:table-cell table:number-columns-repeated="2"/>
          <table:table-cell office:value-type="float" office:value="2013">
            <text:p>2013</text:p>
          </table:table-cell>
          <table:table-cell office:value-type="string">
            <text:p>mfC7abXZ9jGyLVzbFws1SRXD.png</text:p>
          </table:table-cell>
          <table:table-cell office:value-type="float" office:value="445503075">
            <text:p>445503075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olygone 2 </text:p>
          </table:table-cell>
          <table:table-cell table:number-columns-repeated="2"/>
          <table:table-cell office:value-type="float" office:value="2013">
            <text:p>2013</text:p>
          </table:table-cell>
          <table:table-cell office:value-type="string">
            <text:p>b6GuSEKbGyXRTykwtJiE8u3X.png</text:p>
          </table:table-cell>
          <table:table-cell office:value-type="float" office:value="445506615">
            <text:p>445506615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Danse </text:p>
          </table:table-cell>
          <table:table-cell/>
          <table:table-cell table:style-name="ce3" office:value-type="string">
            <text:p>100 x 100 x 12 cm</text:p>
          </table:table-cell>
          <table:table-cell office:value-type="float" office:value="2012">
            <text:p>2012</text:p>
          </table:table-cell>
          <table:table-cell office:value-type="string">
            <text:p>DA4jAd5xWG2LAtxrrMu9n83m.jp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Danse 1(bis)</text:p>
          </table:table-cell>
          <table:table-cell/>
          <table:table-cell table:style-name="ce3" office:value-type="string">
            <text:p>100 x 100 x 12 cm</text:p>
          </table:table-cell>
          <table:table-cell office:value-type="float" office:value="2012">
            <text:p>2012</text:p>
          </table:table-cell>
          <table:table-cell office:value-type="string">
            <text:p>EZ7SF2qhD5HZrAkSDz7GjWUv.jp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Du carré au rectangle </text:p>
          </table:table-cell>
          <table:table-cell table:number-columns-repeated="2"/>
          <table:table-cell office:value-type="float" office:value="2012">
            <text:p>2012</text:p>
          </table:table-cell>
          <table:table-cell office:value-type="string">
            <text:p>HxmUH5tFqLqzwQTTUxykCPFE.png</text:p>
          </table:table-cell>
          <table:table-cell office:value-type="float" office:value="445503645">
            <text:p>445503645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ens contre sens </text:p>
          </table:table-cell>
          <table:table-cell/>
          <table:table-cell table:style-name="ce3" office:value-type="string">
            <text:p>80 x 80 x 12 cm </text:p>
          </table:table-cell>
          <table:table-cell office:value-type="float" office:value="2012">
            <text:p>2012</text:p>
          </table:table-cell>
          <table:table-cell office:value-type="string">
            <text:p>tAjgjhpGPHQH5KYNZnveiaXe.png</text:p>
          </table:table-cell>
          <table:table-cell office:value-type="float" office:value="444931819">
            <text:p>444931819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olygone </text:p>
          </table:table-cell>
          <table:table-cell table:number-columns-repeated="2"/>
          <table:table-cell office:value-type="float" office:value="2011">
            <text:p>2011</text:p>
          </table:table-cell>
          <table:table-cell office:value-type="string">
            <text:p>r5xTL6ZUdT2CWsw9v9SCCeiW.png</text:p>
          </table:table-cell>
          <table:table-cell office:value-type="float" office:value="445505966">
            <text:p>445505966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Arachnide 2 </text:p>
          </table:table-cell>
          <table:table-cell/>
          <table:table-cell table:style-name="ce3" office:value-type="string">
            <text:p>75x75x12cm </text:p>
          </table:table-cell>
          <table:table-cell office:value-type="float" office:value="2010">
            <text:p>2010</text:p>
          </table:table-cell>
          <table:table-cell office:value-type="string">
            <text:p>r6UzenHiLkxVw6en7R3Cjmj9.jpg</text:p>
          </table:table-cell>
          <table:table-cell office:value-type="float" office:value="472581077">
            <text:p>47258107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quivalence </text:p>
          </table:table-cell>
          <table:table-cell/>
          <table:table-cell table:style-name="ce3" office:value-type="string">
            <text:p>100 x 100 x 8 cm </text:p>
          </table:table-cell>
          <table:table-cell office:value-type="float" office:value="2007">
            <text:p>2007</text:p>
          </table:table-cell>
          <table:table-cell office:value-type="string">
            <text:p>Egpsz4QPd3ebQXuSEvsenbYQ.png</text:p>
          </table:table-cell>
          <table:table-cell office:value-type="float" office:value="445518037">
            <text:p>44551803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office:value-type="string">
            <text:p>Filet 6</text:p>
          </table:table-cell>
          <table:table-cell/>
          <table:table-cell table:style-name="ce3" office:value-type="string">
            <text:p>245 x 145 x 8 cm </text:p>
          </table:table-cell>
          <table:table-cell office:value-type="float" office:value="2007">
            <text:p>2007</text:p>
          </table:table-cell>
          <table:table-cell office:value-type="string">
            <text:p>StBdQthNbmnKGsjrgCSPs6fT.png</text:p>
          </table:table-cell>
          <table:table-cell office:value-type="float" office:value="441970843">
            <text:p>441970843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arrés - rectangles 1 </text:p>
          </table:table-cell>
          <table:table-cell/>
          <table:table-cell table:style-name="ce3" office:value-type="string">
            <text:p>150 x 150 x 12 cm </text:p>
          </table:table-cell>
          <table:table-cell office:value-type="float" office:value="2006">
            <text:p>2006</text:p>
          </table:table-cell>
          <table:table-cell office:value-type="string">
            <text:p>9ik9oausUbZUTp8SX3y58MCx.png</text:p>
          </table:table-cell>
          <table:table-cell office:value-type="float" office:value="444946613">
            <text:p>444946613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office:value-type="string">
            <text:p>Filet 1</text:p>
          </table:table-cell>
          <table:table-cell/>
          <table:table-cell table:style-name="ce3" office:value-type="string">
            <text:p>15 x 105 x 12 cm </text:p>
          </table:table-cell>
          <table:table-cell office:value-type="float" office:value="2006">
            <text:p>2006</text:p>
          </table:table-cell>
          <table:table-cell office:value-type="string">
            <text:p>8uWdLZFd818H2kYzcK53wECW.png</text:p>
          </table:table-cell>
          <table:table-cell office:value-type="float" office:value="445533298">
            <text:p>445533298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office:value-type="string">
            <text:p>Filet 2</text:p>
          </table:table-cell>
          <table:table-cell/>
          <table:table-cell table:style-name="ce3" office:value-type="string">
            <text:p>150 x 150 x 12 cm </text:p>
          </table:table-cell>
          <table:table-cell office:value-type="float" office:value="2006">
            <text:p>2006</text:p>
          </table:table-cell>
          <table:table-cell office:value-type="string">
            <text:p>4cKbbA83vaxfWf6z2X2vfD9r.png</text:p>
          </table:table-cell>
          <table:table-cell office:value-type="float" office:value="445522613">
            <text:p>445522613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office:value-type="string">
            <text:p>Filet 3</text:p>
          </table:table-cell>
          <table:table-cell/>
          <table:table-cell table:style-name="ce3" office:value-type="string">
            <text:p>150 x 150 x 12 cm </text:p>
          </table:table-cell>
          <table:table-cell office:value-type="float" office:value="2006">
            <text:p>2006</text:p>
          </table:table-cell>
          <table:table-cell office:value-type="string">
            <text:p>aS93vrVmMEGzuw7m6JSs73UG.png</text:p>
          </table:table-cell>
          <table:table-cell office:value-type="float" office:value="445521781">
            <text:p>445521781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office:value-type="string">
            <text:p>Filet 4</text:p>
          </table:table-cell>
          <table:table-cell/>
          <table:table-cell table:style-name="ce3" office:value-type="string">
            <text:p>107 x 107 x 11 cm </text:p>
          </table:table-cell>
          <table:table-cell office:value-type="float" office:value="2006">
            <text:p>2006</text:p>
          </table:table-cell>
          <table:table-cell office:value-type="string">
            <text:p>9H2nxwesgr9tdiFqQSJV94Yn.png</text:p>
          </table:table-cell>
          <table:table-cell office:value-type="float" office:value="444944803">
            <text:p>444944803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Geometrie organique 1 </text:p>
          </table:table-cell>
          <table:table-cell/>
          <table:table-cell table:style-name="ce3" office:value-type="string">
            <text:p>115 x 115 x 12 cm </text:p>
          </table:table-cell>
          <table:table-cell office:value-type="float" office:value="2006">
            <text:p>2006</text:p>
          </table:table-cell>
          <table:table-cell office:value-type="string">
            <text:p>wSoquiAULtAVXtj6NhMZpiRb.png</text:p>
          </table:table-cell>
          <table:table-cell office:value-type="float" office:value="445498375">
            <text:p>445498375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Géométrie organique 2 </text:p>
          </table:table-cell>
          <table:table-cell/>
          <table:table-cell table:style-name="ce3" office:value-type="string">
            <text:p>120 x 120 x 18 cm </text:p>
          </table:table-cell>
          <table:table-cell office:value-type="float" office:value="2006">
            <text:p>2006</text:p>
          </table:table-cell>
          <table:table-cell office:value-type="string">
            <text:p>1gMEN9QKVu8JxsT5yxjNqM2a.png</text:p>
          </table:table-cell>
          <table:table-cell office:value-type="float" office:value="444937483">
            <text:p>444937483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Géométrie organique 3</text:p>
          </table:table-cell>
          <table:table-cell/>
          <table:table-cell table:style-name="ce3" office:value-type="string">
            <text:p>150 x 150 x 18 cm </text:p>
          </table:table-cell>
          <table:table-cell office:value-type="float" office:value="2006">
            <text:p>2006</text:p>
          </table:table-cell>
          <table:table-cell office:value-type="string">
            <text:p>j8idgVaD5apiY8YHAuuLXoZB.png</text:p>
          </table:table-cell>
          <table:table-cell office:value-type="float" office:value="444935619">
            <text:p>444935619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Geometrie organique 4 </text:p>
          </table:table-cell>
          <table:table-cell/>
          <table:table-cell table:style-name="ce3" office:value-type="string">
            <text:p>150 x 150 x 18 cm </text:p>
          </table:table-cell>
          <table:table-cell office:value-type="float" office:value="2006">
            <text:p>2006</text:p>
          </table:table-cell>
          <table:table-cell office:value-type="string">
            <text:p>ggpSREjf7CBRW3TArkoJZwkw.png</text:p>
          </table:table-cell>
          <table:table-cell office:value-type="float" office:value="444934167">
            <text:p>44493416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Geometrie organique 5 </text:p>
          </table:table-cell>
          <table:table-cell/>
          <table:table-cell table:style-name="ce3" office:value-type="string">
            <text:p>150 x 150 x 18 cm </text:p>
          </table:table-cell>
          <table:table-cell office:value-type="float" office:value="2006">
            <text:p>2006</text:p>
          </table:table-cell>
          <table:table-cell office:value-type="string">
            <text:p>gGMa95z8GgyMnS98fpxy4WGA.png</text:p>
          </table:table-cell>
          <table:table-cell office:value-type="float" office:value="445538997">
            <text:p>44553899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Vague</text:p>
          </table:table-cell>
          <table:table-cell/>
          <table:table-cell table:style-name="ce3" office:value-type="string">
            <text:p>250 x 30 x 8 cm </text:p>
          </table:table-cell>
          <table:table-cell office:value-type="float" office:value="2006">
            <text:p>2006</text:p>
          </table:table-cell>
          <table:table-cell office:value-type="string">
            <text:p>BZ94sXZKUEhaE3Cnx72YGNmD.png</text:p>
          </table:table-cell>
          <table:table-cell office:value-type="float" office:value="445530646">
            <text:p>445530646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Organisme </text:p>
          </table:table-cell>
          <table:table-cell table:number-columns-repeated="2"/>
          <table:table-cell office:value-type="float" office:value="2005">
            <text:p>2005</text:p>
          </table:table-cell>
          <table:table-cell office:value-type="string">
            <text:p>cVgGPyBgP5jT7ssPebA1RJ2L.png</text:p>
          </table:table-cell>
          <table:table-cell office:value-type="float" office:value="445517299">
            <text:p>445517299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4 lignes de neon blanc </text:p>
          </table:table-cell>
          <table:table-cell/>
          <table:table-cell table:style-name="ce3" office:value-type="string">
            <text:p>202 x 202 x 40 cm </text:p>
          </table:table-cell>
          <table:table-cell office:value-type="float" office:value="1973">
            <text:p>1973</text:p>
          </table:table-cell>
          <table:table-cell office:value-type="string">
            <text:p>wEW5wccbAkosF7uVUJYndyqf.png</text:p>
          </table:table-cell>
          <table:table-cell office:value-type="float" office:value="445484917">
            <text:p>44548491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4 lignes de neon couleur </text:p>
          </table:table-cell>
          <table:table-cell/>
          <table:table-cell table:style-name="ce3" office:value-type="string">
            <text:p>202 x 202 x 40 cm </text:p>
          </table:table-cell>
          <table:table-cell office:value-type="float" office:value="1973">
            <text:p>1973</text:p>
          </table:table-cell>
          <table:table-cell office:value-type="string">
            <text:p>To7PUTwZzpGvfPobQ3FPUJWx.png</text:p>
          </table:table-cell>
          <table:table-cell office:value-type="float" office:value="445495375">
            <text:p>445495375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2 lignes noires </text:p>
          </table:table-cell>
          <table:table-cell table:number-columns-repeated="2"/>
          <table:table-cell office:value-type="float" office:value="1972">
            <text:p>1972</text:p>
          </table:table-cell>
          <table:table-cell office:value-type="string">
            <text:p>V85v3n2QxS5i3cEi5NV1QAtR.png</text:p>
          </table:table-cell>
          <table:table-cell office:value-type="float" office:value="445061630">
            <text:p>445061630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4 Lignes noires - Losanges </text:p>
          </table:table-cell>
          <table:table-cell table:style-name="ce3" office:value-type="string">
            <text:p>1972 - 2019 </text:p>
          </table:table-cell>
          <table:table-cell table:style-name="ce3" office:value-type="string">
            <text:p>87 x 87 x 12 cm </text:p>
          </table:table-cell>
          <table:table-cell office:value-type="float" office:value="1972">
            <text:p>1972</text:p>
          </table:table-cell>
          <table:table-cell office:value-type="string">
            <text:p>1HtsZmUsTttVpLdyUvDEtkDA.png</text:p>
          </table:table-cell>
          <table:table-cell office:value-type="float" office:value="441969778">
            <text:p>441969778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4 lignes noires </text:p>
          </table:table-cell>
          <table:table-cell/>
          <table:table-cell table:style-name="ce3" office:value-type="string">
            <text:p>82 x 85 x 12 cm </text:p>
          </table:table-cell>
          <table:table-cell office:value-type="float" office:value="1971">
            <text:p>1971</text:p>
          </table:table-cell>
          <table:table-cell office:value-type="string">
            <text:p>G81gmALTA2esntHxweHYxix6.png</text:p>
          </table:table-cell>
          <table:table-cell office:value-type="float" office:value="445532087">
            <text:p>44553208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6 lignes blanches</text:p>
          </table:table-cell>
          <table:table-cell/>
          <table:table-cell table:style-name="ce3" office:value-type="string">
            <text:p>123 x 78 x 17 cm </text:p>
          </table:table-cell>
          <table:table-cell office:value-type="float" office:value="1971">
            <text:p>1971</text:p>
          </table:table-cell>
          <table:table-cell office:value-type="string">
            <text:p>QrRVF3q1vnX7mYU6Dc2KVgg9.pn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9 contractions</text:p>
          </table:table-cell>
          <table:table-cell/>
          <table:table-cell table:style-name="ce3" office:value-type="string">
            <text:p>160 x 160 x 17 cm </text:p>
          </table:table-cell>
          <table:table-cell office:value-type="float" office:value="1971">
            <text:p>1971</text:p>
          </table:table-cell>
          <table:table-cell office:value-type="string">
            <text:p>Hry4NJ9NoidYqaKYTrJfTHep.pn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Triple contraction </text:p>
          </table:table-cell>
          <table:table-cell/>
          <table:table-cell table:style-name="ce3" office:value-type="string">
            <text:p>155 x 55 x 14 cm </text:p>
          </table:table-cell>
          <table:table-cell office:value-type="float" office:value="1970">
            <text:p>1970</text:p>
          </table:table-cell>
          <table:table-cell office:value-type="string">
            <text:p>MvAVT5VegxRvRynVPaGeYRUg.png</text:p>
          </table:table-cell>
          <table:table-cell office:value-type="float" office:value="445530042">
            <text:p>445530042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Ligne noire horizontale </text:p>
          </table:table-cell>
          <table:table-cell/>
          <table:table-cell table:style-name="ce3" office:value-type="string">
            <text:p>60 x 60 x 10 cm </text:p>
          </table:table-cell>
          <table:table-cell office:value-type="float" office:value="1969">
            <text:p>1969</text:p>
          </table:table-cell>
          <table:table-cell office:value-type="string">
            <text:p>9aT9deoLoz6BxRFuZy5jq2Ra.png</text:p>
          </table:table-cell>
          <table:table-cell office:value-type="float" office:value="444941357">
            <text:p>444941357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Ligne noire verticale </text:p>
          </table:table-cell>
          <table:table-cell/>
          <table:table-cell table:style-name="ce3" office:value-type="string">
            <text:p>60 x 60 x 10 cm </text:p>
          </table:table-cell>
          <table:table-cell office:value-type="float" office:value="1969">
            <text:p>1969</text:p>
          </table:table-cell>
          <table:table-cell office:value-type="string">
            <text:p>AobYZZPWXkaYvQEr6Vm5cNcv.png</text:p>
          </table:table-cell>
          <table:table-cell office:value-type="float" office:value="445525704">
            <text:p>445525704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Triangulation </text:p>
          </table:table-cell>
          <table:table-cell/>
          <table:table-cell table:style-name="ce3" office:value-type="string">
            <text:p>125 x 14 cm </text:p>
          </table:table-cell>
          <table:table-cell office:value-type="float" office:value="1969">
            <text:p>1969</text:p>
          </table:table-cell>
          <table:table-cell office:value-type="string">
            <text:p>Pnxdv6pm5q21JZQpjPvG5Xdy.png</text:p>
          </table:table-cell>
          <table:table-cell office:value-type="float" office:value="445499660">
            <text:p>445499660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Contractions </text:p>
          </table:table-cell>
          <table:table-cell/>
          <table:table-cell table:style-name="ce3" office:value-type="string">
            <text:p>90 x 90 x 25 cm </text:p>
          </table:table-cell>
          <table:table-cell office:value-type="float" office:value="1968">
            <text:p>1968</text:p>
          </table:table-cell>
          <table:table-cell office:value-type="string">
            <text:p>FnazGPpN8NNYezK1U2rgXnJc.jp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ulsation 3 </text:p>
          </table:table-cell>
          <table:table-cell table:number-columns-repeated="2"/>
          <table:table-cell office:value-type="float" office:value="1968">
            <text:p>1968</text:p>
          </table:table-cell>
          <table:table-cell office:value-type="string">
            <text:p>hz1ht9HeH5TWWCPcG11B5LYF.png</text:p>
          </table:table-cell>
          <table:table-cell office:value-type="float" office:value="445519278">
            <text:p>445519278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ulsation 4 </text:p>
          </table:table-cell>
          <table:table-cell/>
          <table:table-cell table:style-name="ce3" office:value-type="string">
            <text:p>83 x 83 x 21 cm</text:p>
          </table:table-cell>
          <table:table-cell office:value-type="float" office:value="1968">
            <text:p>1968</text:p>
          </table:table-cell>
          <table:table-cell office:value-type="string">
            <text:p>JqG2cdmZg8NV1E1PWyXvaaee.jp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ulsation 6 </text:p>
          </table:table-cell>
          <table:table-cell/>
          <table:table-cell table:style-name="ce3" office:value-type="string">
            <text:p>82 x 82 x 23 cm </text:p>
          </table:table-cell>
          <table:table-cell office:value-type="float" office:value="1968">
            <text:p>1968</text:p>
          </table:table-cell>
          <table:table-cell office:value-type="string">
            <text:p>FntYYzjgLyieMbGarvVwWdjC.jp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ulsation 8 </text:p>
          </table:table-cell>
          <table:table-cell table:number-columns-repeated="2"/>
          <table:table-cell office:value-type="float" office:value="1968">
            <text:p>1968</text:p>
          </table:table-cell>
          <table:table-cell office:value-type="string">
            <text:p>ZyiDe1XXf3ZGAk3JCPKZ2tc2.png</text:p>
          </table:table-cell>
          <table:table-cell office:value-type="float" office:value="445534996">
            <text:p>445534996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ulsations 16 </text:p>
          </table:table-cell>
          <table:table-cell table:number-columns-repeated="2"/>
          <table:table-cell office:value-type="float" office:value="1968">
            <text:p>1968</text:p>
          </table:table-cell>
          <table:table-cell office:value-type="string">
            <text:p>iTAt4eBWuYHjKUtx7WdCUZh8.png</text:p>
          </table:table-cell>
          <table:table-cell office:value-type="float" office:value="444897028">
            <text:p>444897028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ulsations 17</text:p>
          </table:table-cell>
          <table:table-cell table:number-columns-repeated="2"/>
          <table:table-cell office:value-type="float" office:value="1968">
            <text:p>1968</text:p>
          </table:table-cell>
          <table:table-cell office:value-type="string">
            <text:p>SGKEjHuNZAZZT2fY5G4ua33g.png</text:p>
          </table:table-cell>
          <table:table-cell office:value-type="float" office:value="444897553">
            <text:p>444897553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ulsations 7 </text:p>
          </table:table-cell>
          <table:table-cell/>
          <table:table-cell table:style-name="ce3" office:value-type="string">
            <text:p>83 x 83 x 23 cm </text:p>
          </table:table-cell>
          <table:table-cell office:value-type="float" office:value="1968">
            <text:p>1968</text:p>
          </table:table-cell>
          <table:table-cell office:value-type="string">
            <text:p>EJNXHojyEFvbaHCcrfSrXt9g.pn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ulsation 2</text:p>
          </table:table-cell>
          <table:table-cell/>
          <table:table-cell table:style-name="ce3" office:value-type="string">
            <text:p>43 x 43 x 21 cm </text:p>
          </table:table-cell>
          <table:table-cell office:value-type="float" office:value="1967">
            <text:p>1967</text:p>
          </table:table-cell>
          <table:table-cell office:value-type="string">
            <text:p>yK6X1uQyvM1vBxzvH443XQPF.jp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ulsation 5</text:p>
          </table:table-cell>
          <table:table-cell/>
          <table:table-cell table:style-name="ce3" office:value-type="string">
            <text:p>82 x 82 x 23 cm</text:p>
          </table:table-cell>
          <table:table-cell office:value-type="float" office:value="1967">
            <text:p>1967</text:p>
          </table:table-cell>
          <table:table-cell office:value-type="string">
            <text:p>WeuPZxSwKRYBNG4vKirRjW3H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Pulsation A </text:p>
          </table:table-cell>
          <table:table-cell table:style-name="ce3" office:value-type="string">
            <text:p>1966 - 2019 </text:p>
          </table:table-cell>
          <table:table-cell table:style-name="ce3" office:value-type="string">
            <text:p>67 x 67 x 16,5 cm </text:p>
          </table:table-cell>
          <table:table-cell office:value-type="float" office:value="1966">
            <text:p>1966</text:p>
          </table:table-cell>
          <table:table-cell office:value-type="string">
            <text:p>s7EdEMo9qDFd17zYAKHUFKmA.png</text:p>
          </table:table-cell>
          <table:table-cell office:value-type="float" office:value="453233058">
            <text:p>453233058</text:p>
          </table:table-cell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Reflexion </text:p>
          </table:table-cell>
          <table:table-cell/>
          <table:table-cell table:style-name="ce3" office:value-type="string">
            <text:p>48 x 35 x 22 cm </text:p>
          </table:table-cell>
          <table:table-cell office:value-type="float" office:value="1966">
            <text:p>1966</text:p>
          </table:table-cell>
          <table:table-cell office:value-type="string">
            <text:p>XsUECDGjmFX3N7tM2kYwviDM.jpg</text:p>
          </table:table-cell>
          <table:table-cell/>
          <table:table-cell office:value-type="string">
            <text:p>video</text:p>
          </table:table-cell>
          <table:table-cell table:style-name="ce3" office:value-type="string">
            <text:p>Kinetic </text:p>
          </table:table-cell>
          <table:table-cell table:number-columns-repeated="1016"/>
        </table:table-row>
        <table:table-row table:style-name="ro1">
          <table:table-cell office:value-type="string">
            <text:p>Lampe cube de Boy</text:p>
          </table:table-cell>
          <table:table-cell/>
          <table:table-cell table:style-name="ce3" office:value-type="string">
            <text:p>40 x 40 x 60 cm </text:p>
          </table:table-cell>
          <table:table-cell office:value-type="float" office:value="2013">
            <text:p>2013</text:p>
          </table:table-cell>
          <table:table-cell office:value-type="string">
            <text:p>Be6hvQCobjD4YxjMfF5RzV5b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1">
          <table:table-cell office:value-type="string">
            <text:p>Cube de Boy bleu foncé</text:p>
          </table:table-cell>
          <table:table-cell table:number-columns-repeated="2"/>
          <table:table-cell office:value-type="float" office:value="2012">
            <text:p>2012</text:p>
          </table:table-cell>
          <table:table-cell office:value-type="string">
            <text:p>Pm7JTFesttQpgKafy2rVaLAh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5">
          <table:table-cell office:value-type="string">
            <text:p>Cube de Boy jaune vert bleu</text:p>
          </table:table-cell>
          <table:table-cell table:style-name="ce3" office:value-type="string">
            <text:p>Collection de l'artiste 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7hzXuwVLvxSRAHNYPqjYbVVL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1">
          <table:table-cell office:value-type="string">
            <text:p>Cube de Boy violet</text:p>
          </table:table-cell>
          <table:table-cell table:number-columns-repeated="2"/>
          <table:table-cell office:value-type="float" office:value="2012">
            <text:p>2012</text:p>
          </table:table-cell>
          <table:table-cell office:value-type="string">
            <text:p>uM3g1EPzR6iCJSw6JkM4DwLH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5">
          <table:table-cell office:value-type="string">
            <text:p>Variation sur cube de Boy 2</text:p>
          </table:table-cell>
          <table:table-cell table:style-name="ce3" office:value-type="string">
            <text:p>Collection de l'artiste </text:p>
          </table:table-cell>
          <table:table-cell/>
          <table:table-cell office:value-type="float" office:value="2012">
            <text:p>2012</text:p>
          </table:table-cell>
          <table:table-cell office:value-type="string">
            <text:p>QgeGDFVMx8EKw14iJLgkYgdF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2">
          <table:table-cell office:value-type="string">
            <text:p>Variation sur cube de Boy 3</text:p>
          </table:table-cell>
          <table:table-cell/>
          <table:table-cell table:style-name="ce3" office:value-type="string">
            <text:p>165 x 90 x 80 cm </text:p>
          </table:table-cell>
          <table:table-cell office:value-type="float" office:value="2012">
            <text:p>2012</text:p>
          </table:table-cell>
          <table:table-cell office:value-type="string">
            <text:p>A6ZziYTESgAE9nko1Ehb9MUw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2">
          <table:table-cell office:value-type="string">
            <text:p>3 cubes de Boy</text:p>
          </table:table-cell>
          <table:table-cell/>
          <table:table-cell table:style-name="ce3" office:value-type="string">
            <text:p>2x40cm 1x50cm </text:p>
          </table:table-cell>
          <table:table-cell office:value-type="float" office:value="2011">
            <text:p>2011</text:p>
          </table:table-cell>
          <table:table-cell office:value-type="string">
            <text:p>VDuNL1xV4McDLEZQgFhUFHjS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2">
          <table:table-cell office:value-type="string">
            <text:p>Cube de Boy blanc</text:p>
          </table:table-cell>
          <table:table-cell/>
          <table:table-cell table:style-name="ce3" office:value-type="string">
            <text:p>170 x 90 x 90 cm </text:p>
          </table:table-cell>
          <table:table-cell office:value-type="float" office:value="2011">
            <text:p>2011</text:p>
          </table:table-cell>
          <table:table-cell office:value-type="string">
            <text:p>AGbtFQRrYxsEi79CDFqW6acE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5">
          <table:table-cell office:value-type="string">
            <text:p>Cube de Boy rouge</text:p>
          </table:table-cell>
          <table:table-cell table:style-name="ce3" office:value-type="string">
            <text:p>Collection de l'artiste </text:p>
          </table:table-cell>
          <table:table-cell/>
          <table:table-cell office:value-type="float" office:value="2011">
            <text:p>2011</text:p>
          </table:table-cell>
          <table:table-cell office:value-type="string">
            <text:p>cSkKd9yfd2T2nJY1XhJNR2E1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1">
          <table:table-cell office:value-type="string">
            <text:p>Ambiguïté géométrique 1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3QwupM922PoqGARkpBipFYUL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1">
          <table:table-cell office:value-type="string">
            <text:p>Ambiguïté géométrique 2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U9QRA2B5MiAKuGXwmdrduwHK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1">
          <table:table-cell office:value-type="string">
            <text:p>Ambiguïté géométrique 3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czrEuAEANu3gq85mivFtkCAe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1">
          <table:table-cell office:value-type="string">
            <text:p>Ambiguïté géométrique 4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nGR1jRSVyrkrk8uhJeXDk1ym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1">
          <table:table-cell office:value-type="string">
            <text:p>Ambiguïté géométrique 5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bo9pX2uaaKAzhXt1NSUGyf31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1">
          <table:table-cell office:value-type="string">
            <text:p>Ambiguïté géométrique 6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2jZZtA54WD5LhyhrjqdVsBbB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1">
          <table:table-cell office:value-type="string">
            <text:p>Ambiguïté géométrique 7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dywyGzQ6Z8zGdGTSYqAf1bCk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1">
          <table:table-cell office:value-type="string">
            <text:p>Ambiguïté géométrique 8</text:p>
          </table:table-cell>
          <table:table-cell table:number-columns-repeated="2"/>
          <table:table-cell office:value-type="float" office:value="2007">
            <text:p>2007</text:p>
          </table:table-cell>
          <table:table-cell office:value-type="string">
            <text:p>T5o7Zx5SdDQPcuMrfRj6AEM9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5">
          <table:table-cell office:value-type="string">
            <text:p>Cube de Boy bleu <text:s/></text:p>
          </table:table-cell>
          <table:table-cell table:style-name="ce3" office:value-type="string">
            <text:p>Collection de l'artiste </text:p>
          </table:table-cell>
          <table:table-cell table:style-name="ce3" office:value-type="string">
            <text:p>195 x 92 x 92 cm </text:p>
          </table:table-cell>
          <table:table-cell office:value-type="float" office:value="2006">
            <text:p>2006</text:p>
          </table:table-cell>
          <table:table-cell office:value-type="string">
            <text:p>6zWy94QCwehd3mrehbMF2hig</text:p>
          </table:table-cell>
          <table:table-cell office:value-type="float" office:value="445534064">
            <text:p>445534064</text:p>
          </table:table-cell>
          <table:table-cell office:value-type="string">
            <text:p>video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5">
          <table:table-cell office:value-type="string">
            <text:p>4 demi-lignes de néon blanc</text:p>
          </table:table-cell>
          <table:table-cell table:style-name="ce3" office:value-type="string">
            <text:p>Collection de l'artiste </text:p>
          </table:table-cell>
          <table:table-cell table:style-name="ce3" office:value-type="string">
            <text:p>200 x 200 x 45 cm </text:p>
          </table:table-cell>
          <table:table-cell office:value-type="float" office:value="1973">
            <text:p>1973</text:p>
          </table:table-cell>
          <table:table-cell office:value-type="string">
            <text:p>cvqGBWMGGhNoiSsTCay9d3Ru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5">
          <table:table-cell office:value-type="string">
            <text:p>11 néons</text:p>
          </table:table-cell>
          <table:table-cell table:style-name="ce3" office:value-type="string">
            <text:p>Collection de l'artiste </text:p>
          </table:table-cell>
          <table:table-cell table:style-name="ce3" office:value-type="string">
            <text:p>195 x 1500 x 105 cm </text:p>
          </table:table-cell>
          <table:table-cell office:value-type="float" office:value="1970">
            <text:p>1970</text:p>
          </table:table-cell>
          <table:table-cell office:value-type="string">
            <text:p>LFShKCKyXkyTHp8HbUB5oCbQ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5">
          <table:table-cell office:value-type="string">
            <text:p>Lumière bleue</text:p>
          </table:table-cell>
          <table:table-cell table:style-name="ce3" office:value-type="string">
            <text:p>Collection de l'artiste </text:p>
          </table:table-cell>
          <table:table-cell table:style-name="ce3" office:value-type="string">
            <text:p>200 x 115 x 1500 cm </text:p>
          </table:table-cell>
          <table:table-cell office:value-type="float" office:value="1970">
            <text:p>1970</text:p>
          </table:table-cell>
          <table:table-cell office:value-type="string">
            <text:p>t5EJYKSUiNLPLFbA4oSq3BuM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5">
          <table:table-cell office:value-type="string">
            <text:p>Michele neon</text:p>
          </table:table-cell>
          <table:table-cell table:style-name="ce3" office:value-type="string">
            <text:p>Collection de l'artiste </text:p>
          </table:table-cell>
          <table:table-cell table:style-name="ce3" office:value-type="string">
            <text:p>220 x 145 x 145 </text:p>
          </table:table-cell>
          <table:table-cell office:value-type="float" office:value="1969">
            <text:p>1969</text:p>
          </table:table-cell>
          <table:table-cell office:value-type="string">
            <text:p>YeHsy1dmKjFJErkcbTSPiqfX</text:p>
          </table:table-cell>
          <table:table-cell/>
          <table:table-cell office:value-type="string">
            <text:p>image</text:p>
          </table:table-cell>
          <table:table-cell office:value-type="string">
            <text:p>Neon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ube de Boy verre </text:p>
          </table:table-cell>
          <table:table-cell/>
          <table:table-cell table:style-name="ce3" office:value-type="string">
            <text:p>62 x 62 x 62 cm </text:p>
          </table:table-cell>
          <table:table-cell table:style-name="ce3" office:value-type="float" office:value="2012">
            <text:p>2012</text:p>
          </table:table-cell>
          <table:table-cell office:value-type="string">
            <text:p>SGYRwAgkjRTotHZs4YKr7xv6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ube de boy en volume - face 1 </text:p>
          </table:table-cell>
          <table:table-cell table:style-name="ce3" office:value-type="string">
            <text:p>Bronze </text:p>
          </table:table-cell>
          <table:table-cell table:style-name="ce3" office:value-type="string">
            <text:p>57 x 57 x 54 cm </text:p>
          </table:table-cell>
          <table:table-cell office:value-type="float" office:value="2008">
            <text:p>2008</text:p>
          </table:table-cell>
          <table:table-cell office:value-type="string">
            <text:p>ozY7b99R6P9g5tUyMtJ6Wo7d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ube de boy en volume - face 2 </text:p>
          </table:table-cell>
          <table:table-cell table:style-name="ce3" office:value-type="string">
            <text:p>Bronze </text:p>
          </table:table-cell>
          <table:table-cell table:style-name="ce3" office:value-type="string">
            <text:p>57 x 57 x 54 cm </text:p>
          </table:table-cell>
          <table:table-cell office:value-type="float" office:value="2008">
            <text:p>2008</text:p>
          </table:table-cell>
          <table:table-cell office:value-type="string">
            <text:p>joep7KMLxTcm86yAxuvCA95W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ube de boy en volume - face 3</text:p>
          </table:table-cell>
          <table:table-cell table:style-name="ce3" office:value-type="string">
            <text:p>Bronze </text:p>
          </table:table-cell>
          <table:table-cell table:style-name="ce3" office:value-type="string">
            <text:p>57 x 57 x 54 cm </text:p>
          </table:table-cell>
          <table:table-cell office:value-type="float" office:value="2008">
            <text:p>2008</text:p>
          </table:table-cell>
          <table:table-cell office:value-type="string">
            <text:p>ApXiNqtnE3uNRxnGAgFnxzsy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Cube de Boy Acier </text:p>
          </table:table-cell>
          <table:table-cell/>
          <table:table-cell table:style-name="ce3" office:value-type="string">
            <text:p>190 x 190 x 190 cm </text:p>
          </table:table-cell>
          <table:table-cell office:value-type="float" office:value="2006">
            <text:p>2006</text:p>
          </table:table-cell>
          <table:table-cell office:value-type="string">
            <text:p>85tazXe28AP4yDxqoCKeVzRt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Sculpture monumentale Acier </text:p>
          </table:table-cell>
          <table:table-cell/>
          <table:table-cell table:style-name="ce3" office:value-type="string">
            <text:p>350 x 220 x 70 cm </text:p>
          </table:table-cell>
          <table:table-cell office:value-type="float" office:value="2003">
            <text:p>2003</text:p>
          </table:table-cell>
          <table:table-cell office:value-type="string">
            <text:p>Cw2Fn8pxw9oJJaJ1NN6AN1Y4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4">
          <table:table-cell table:style-name="ce3" office:value-type="string">
            <text:p>Sculpture monumentale Aluminium </text:p>
          </table:table-cell>
          <table:table-cell/>
          <table:table-cell table:style-name="ce3" office:value-type="string">
            <text:p>225 x 225 x 300 cm </text:p>
          </table:table-cell>
          <table:table-cell office:value-type="float" office:value="2003">
            <text:p>2003</text:p>
          </table:table-cell>
          <table:table-cell office:value-type="string">
            <text:p>o8e2csdCEvkdM5k79uThoYRu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culptures noires 1 </text:p>
          </table:table-cell>
          <table:table-cell table:number-columns-repeated="2"/>
          <table:table-cell office:value-type="float" office:value="2003">
            <text:p>2003</text:p>
          </table:table-cell>
          <table:table-cell office:value-type="string">
            <text:p>qnT1FFNnC4RVx1RzpSnsxB2P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1">
          <table:table-cell office:value-type="string">
            <text:p>Signe</text:p>
          </table:table-cell>
          <table:table-cell/>
          <table:table-cell table:style-name="ce3" office:value-type="string">
            <text:p>67x28x10cm</text:p>
          </table:table-cell>
          <table:table-cell office:value-type="float" office:value="2003">
            <text:p>2003</text:p>
          </table:table-cell>
          <table:table-cell office:value-type="string">
            <text:p>RRJt5mA5QVGeoj7q5qHt4Sky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5">
          <table:table-cell table:style-name="ce3" office:value-type="string">
            <text:p>Megantic 1 </text:p>
          </table:table-cell>
          <table:table-cell table:style-name="ce3" office:value-type="string">
            <text:p>bronze et pierre </text:p>
          </table:table-cell>
          <table:table-cell table:style-name="ce3" office:value-type="string">
            <text:p>48 x 27 x 18 cm </text:p>
          </table:table-cell>
          <table:table-cell office:value-type="float" office:value="2002">
            <text:p>2002</text:p>
          </table:table-cell>
          <table:table-cell office:value-type="string">
            <text:p>mMV9iR4FJsBr7yJPyCJGzuc9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Missisquoi 11 </text:p>
          </table:table-cell>
          <table:table-cell table:style-name="ce3" office:value-type="string">
            <text:p>Bronze </text:p>
          </table:table-cell>
          <table:table-cell table:style-name="ce3" office:value-type="string">
            <text:p>49 x 29 x 07 cm </text:p>
          </table:table-cell>
          <table:table-cell office:value-type="float" office:value="2002">
            <text:p>2002</text:p>
          </table:table-cell>
          <table:table-cell office:value-type="string">
            <text:p>1DMsmKpXLyb5jYVFuNhfL6Xu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Missisquoi 14 </text:p>
          </table:table-cell>
          <table:table-cell table:style-name="ce3" office:value-type="string">
            <text:p>Bronze </text:p>
          </table:table-cell>
          <table:table-cell table:style-name="ce3" office:value-type="string">
            <text:p>58 x 57 x 25 cm </text:p>
          </table:table-cell>
          <table:table-cell office:value-type="float" office:value="2002">
            <text:p>2002</text:p>
          </table:table-cell>
          <table:table-cell office:value-type="string">
            <text:p>2d7qcLGdh6tutST3rzGxYbFW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6">
          <table:table-cell table:style-name="ce3" office:value-type="string">
            <text:p>Signes </text:p>
          </table:table-cell>
          <table:table-cell table:style-name="ce3" office:value-type="string">
            <text:p>Bronze et acier </text:p>
          </table:table-cell>
          <table:table-cell table:style-name="ce3" office:value-type="string">
            <text:p>178 x 50 x 16 cm </text:p>
          </table:table-cell>
          <table:table-cell office:value-type="float" office:value="2002">
            <text:p>2002</text:p>
          </table:table-cell>
          <table:table-cell office:value-type="string">
            <text:p>of5tyheZf13VvaQ2aNgqXtZY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Totem Missisquoi 2 </text:p>
          </table:table-cell>
          <table:table-cell table:style-name="ce3" office:value-type="string">
            <text:p>verre </text:p>
          </table:table-cell>
          <table:table-cell table:style-name="ce3" office:value-type="string">
            <text:p>61 x 41 x 16 cm </text:p>
          </table:table-cell>
          <table:table-cell office:value-type="float" office:value="2002">
            <text:p>2002</text:p>
          </table:table-cell>
          <table:table-cell office:value-type="string">
            <text:p>BuE5rwRvB9yHonJaUmEHKJnw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Vague 2 </text:p>
          </table:table-cell>
          <table:table-cell table:number-columns-repeated="2"/>
          <table:table-cell office:value-type="float" office:value="2001">
            <text:p>2001</text:p>
          </table:table-cell>
          <table:table-cell office:value-type="string">
            <text:p>qivj2mLPkTKDJec2mnGz9YTK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Sculptures noires 2 </text:p>
          </table:table-cell>
          <table:table-cell table:number-columns-repeated="2"/>
          <table:table-cell office:value-type="float" office:value="2000">
            <text:p>2000</text:p>
          </table:table-cell>
          <table:table-cell office:value-type="string">
            <text:p>VX2zgU5RpVoQCePhHbXyXffP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Equivalence 64 pouces cubes </text:p>
          </table:table-cell>
          <table:table-cell/>
          <table:table-cell table:style-name="ce3" office:value-type="string">
            <text:p>59 x 41 x 41 </text:p>
          </table:table-cell>
          <table:table-cell office:value-type="float" office:value="1998">
            <text:p>1998</text:p>
          </table:table-cell>
          <table:table-cell office:value-type="string">
            <text:p>THvddAmMnMgH64WwcKaQpSCg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6">
          <table:table-cell table:style-name="ce3" office:value-type="string">
            <text:p>Maquette de sculpture </text:p>
          </table:table-cell>
          <table:table-cell table:style-name="ce3" office:value-type="string">
            <text:p>Ressort chromé </text:p>
          </table:table-cell>
          <table:table-cell/>
          <table:table-cell office:value-type="float" office:value="1990">
            <text:p>1990</text:p>
          </table:table-cell>
          <table:table-cell office:value-type="string">
            <text:p>6z59PkNfA6rxe73xcuRX38q6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7">
          <table:table-cell table:style-name="ce3" office:value-type="string">
            <text:p>Signe 3 </text:p>
          </table:table-cell>
          <table:table-cell table:style-name="ce3" office:value-type="string">
            <text:p>Aluminium anodisé noir </text:p>
          </table:table-cell>
          <table:table-cell table:style-name="ce3" office:value-type="string">
            <text:p>21x58x10cm </text:p>
          </table:table-cell>
          <table:table-cell office:value-type="float" office:value="1983">
            <text:p>1983</text:p>
          </table:table-cell>
          <table:table-cell office:value-type="string">
            <text:p>dKw2XZhkNezkf1y4icWYwvSN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7">
          <table:table-cell table:style-name="ce3" office:value-type="string">
            <text:p>Signe 4</text:p>
          </table:table-cell>
          <table:table-cell table:style-name="ce3" office:value-type="string">
            <text:p>Aluminium anodisé noir </text:p>
          </table:table-cell>
          <table:table-cell table:style-name="ce3" office:value-type="string">
            <text:p>29x60x10 cm </text:p>
          </table:table-cell>
          <table:table-cell office:value-type="float" office:value="1983">
            <text:p>1983</text:p>
          </table:table-cell>
          <table:table-cell office:value-type="string">
            <text:p>DtgV6Ua12tYpYt5QNkLuEnMk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7">
          <table:table-cell office:value-type="string">
            <text:p>Signes 2</text:p>
          </table:table-cell>
          <table:table-cell table:style-name="ce3" office:value-type="string">
            <text:p>Aluminium anodisé noir </text:p>
          </table:table-cell>
          <table:table-cell table:style-name="ce3" office:value-type="string">
            <text:p>29x58x10cm </text:p>
          </table:table-cell>
          <table:table-cell office:value-type="float" office:value="1983">
            <text:p>1983</text:p>
          </table:table-cell>
          <table:table-cell office:value-type="string">
            <text:p>cH1anwQVs28FV22bdGmyGM54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5 pieces aluminium </text:p>
          </table:table-cell>
          <table:table-cell/>
          <table:table-cell table:style-name="ce3"/>
          <table:table-cell office:value-type="float" office:value="1978">
            <text:p>1978</text:p>
          </table:table-cell>
          <table:table-cell office:value-type="string">
            <text:p>Ei6Mnuvm8gHzS554G6y3RhEf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Installation 16 pieces aluminium </text:p>
          </table:table-cell>
          <table:table-cell/>
          <table:table-cell table:style-name="ce3" office:value-type="string">
            <text:p>125 x 125 x 10 cm </text:p>
          </table:table-cell>
          <table:table-cell office:value-type="float" office:value="1978">
            <text:p>1978</text:p>
          </table:table-cell>
          <table:table-cell office:value-type="string">
            <text:p>q8z7dkrBJhbhbQgRMXStgHPF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Installation 7 pieces aluminium </text:p>
          </table:table-cell>
          <table:table-cell/>
          <table:table-cell table:style-name="ce3" office:value-type="string">
            <text:p>10 x 15 x 155 cm </text:p>
          </table:table-cell>
          <table:table-cell office:value-type="float" office:value="1978">
            <text:p>1978</text:p>
          </table:table-cell>
          <table:table-cell office:value-type="string">
            <text:p>8iQf3r65SwpR4LyTfEoguDNh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8">
          <table:table-cell table:style-name="ce3" office:value-type="string">
            <text:p>20 pieces Murales </text:p>
          </table:table-cell>
          <table:table-cell table:style-name="ce3" office:value-type="string">
            <text:p>Collection du Musee d'Art Contemporain de Montreal, Canada </text:p>
          </table:table-cell>
          <table:table-cell table:style-name="ce3" office:value-type="string">
            <text:p>150 x 200 x 7 cm </text:p>
          </table:table-cell>
          <table:table-cell table:style-name="ce3" office:value-type="float" office:value="1976">
            <text:p>1976</text:p>
          </table:table-cell>
          <table:table-cell office:value-type="string">
            <text:p>U714oYrhvK7q28UNDTrV4nGr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1">
          <table:table-cell table:style-name="ce3" office:value-type="string">
            <text:p>Piece Murale </text:p>
          </table:table-cell>
          <table:table-cell/>
          <table:table-cell table:style-name="ce3" office:value-type="string">
            <text:p>205 x 85 x 7 cm </text:p>
          </table:table-cell>
          <table:table-cell table:style-name="ce3" office:value-type="float" office:value="1976">
            <text:p>1976</text:p>
          </table:table-cell>
          <table:table-cell office:value-type="string">
            <text:p>K9Q3Nx1fn5svF6Ao9VYE2VSR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Relief Mural </text:p>
          </table:table-cell>
          <table:table-cell/>
          <table:table-cell table:style-name="ce3" office:value-type="string">
            <text:p>170 x 120 x 7 cm </text:p>
          </table:table-cell>
          <table:table-cell table:style-name="ce3" office:value-type="float" office:value="1976">
            <text:p>1976</text:p>
          </table:table-cell>
          <table:table-cell office:value-type="string">
            <text:p>xhaahsawDV2z6BeXMdHq89tr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2">
          <table:table-cell table:style-name="ce3" office:value-type="string">
            <text:p>Jello </text:p>
          </table:table-cell>
          <table:table-cell/>
          <table:table-cell table:style-name="ce3" office:value-type="string">
            <text:p>135 x 75 x 75 cm </text:p>
          </table:table-cell>
          <table:table-cell office:value-type="float" office:value="1970">
            <text:p>1970</text:p>
          </table:table-cell>
          <table:table-cell office:value-type="string">
            <text:p>ufZaBMyRkLgE5c6sa1wcRv9i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8">
          <table:table-cell table:style-name="ce3" office:value-type="string">
            <text:p>Expansion </text:p>
          </table:table-cell>
          <table:table-cell table:style-name="ce3" office:value-type="string">
            <text:p>Collection du Musee d'Art Contemporain de Montreal, Canada</text:p>
          </table:table-cell>
          <table:table-cell/>
          <table:table-cell office:value-type="float" office:value="1969">
            <text:p>1969</text:p>
          </table:table-cell>
          <table:table-cell office:value-type="string">
            <text:p>CHshdhzTZpQATgYN2jdKgGHh</text:p>
          </table:table-cell>
          <table:table-cell/>
          <table:table-cell office:value-type="string">
            <text:p>image</text:p>
          </table:table-cell>
          <table:table-cell table:style-name="ce3" office:value-type="string">
            <text:p>Sculptur </text:p>
          </table:table-cell>
          <table:table-cell table:number-columns-repeated="1016"/>
        </table:table-row>
        <table:table-row table:style-name="ro9">
          <table:table-cell/>
          <table:table-cell table:style-name="ce4" office:value-type="string">
            <text:p>.</text:p>
          </table:table-cell>
          <table:table-cell table:number-columns-repeated="1022"/>
        </table:table-row>
        <table:table-row table:style-name="ro9" table:number-rows-repeated="1048444">
          <table:table-cell table:number-columns-repeated="1024"/>
        </table:table-row>
        <table:table-row table:style-name="ro9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3">23/02/2023</text:date>, <text:time>18:54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2$Win32 OpenOffice.org_project/4112m1$Build-9809</meta:generator>
    <dc:date>2023-02-23T18:54:35.24</dc:date>
    <dc:creator>Sandra Vilder</dc:creator>
    <meta:editing-duration>PT5H1M56S</meta:editing-duration>
    <meta:editing-cycles>17</meta:editing-cycles>
    <meta:document-statistic meta:table-count="1" meta:cell-count="828" meta:object-count="0"/>
  </office:meta>
</office:document-meta>
</file>